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9105f" officeooo:paragraph-rsid="0019105f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9105f" officeooo:paragraph-rsid="0019105f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0pt" fo:font-weight="normal" officeooo:rsid="0019105f" officeooo:paragraph-rsid="0019105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9105f" officeooo:paragraph-rsid="0019105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ab8ed" officeooo:paragraph-rsid="001ab8e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ab8ed" officeooo:paragraph-rsid="0019105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9105f" officeooo:paragraph-rsid="0019105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9105f" officeooo:paragraph-rsid="001d5a9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d406e" officeooo:paragraph-rsid="001d5a9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normal" officeooo:rsid="001ab8ed" officeooo:paragraph-rsid="001ab8e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24pt" fo:font-weight="normal" officeooo:rsid="0019105f" officeooo:paragraph-rsid="0019105f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24pt" fo:font-weight="normal" officeooo:rsid="0019105f" officeooo:paragraph-rsid="001ab8ed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24pt" fo:font-weight="normal" officeooo:rsid="0019105f" officeooo:paragraph-rsid="00228197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24pt" fo:font-weight="normal" officeooo:rsid="0019105f" officeooo:paragraph-rsid="00242d07" style:font-size-asian="24pt" style:font-weight-asian="normal" style:font-size-complex="24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19105f"/>
    </style:style>
    <style:style style:name="P16" style:family="paragraph" style:parent-style-name="Standard">
      <style:paragraph-properties fo:text-align="justify" style:justify-single-word="false"/>
      <style:text-properties officeooo:paragraph-rsid="001ab8ed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1d5a9a" officeooo:paragraph-rsid="0019105f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1d406e" officeooo:paragraph-rsid="0019105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20d4a0" officeooo:paragraph-rsid="0019105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20d4a0" officeooo:paragraph-rsid="0020d4a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242d07" officeooo:paragraph-rsid="0019105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242d07" officeooo:paragraph-rsid="00242d0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24e6ef" officeooo:paragraph-rsid="0019105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24e6ef" officeooo:paragraph-rsid="0024e6e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212215" officeooo:paragraph-rsid="0019105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212215" officeooo:paragraph-rsid="0021221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228197" officeooo:paragraph-rsid="0019105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228197" officeooo:paragraph-rsid="00228197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19105f" officeooo:paragraph-rsid="0019105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24pt" fo:font-weight="normal" officeooo:rsid="0019105f" officeooo:paragraph-rsid="0019105f" style:font-size-asian="24pt" style:font-weight-asian="normal" style:font-size-complex="2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24pt" fo:font-weight="normal" officeooo:rsid="0019105f" officeooo:paragraph-rsid="002a4cb8" style:font-size-asian="24pt" style:font-weight-asian="normal" style:font-size-complex="2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24pt" fo:font-weight="normal" officeooo:rsid="0028fc8b" officeooo:paragraph-rsid="0028fc8b" style:font-size-asian="24pt" style:font-weight-asian="normal" style:font-size-complex="2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24pt" fo:font-weight="normal" officeooo:rsid="002a4cb8" officeooo:paragraph-rsid="002a4cb8" style:font-size-asian="24pt" style:font-weight-asian="normal" style:font-size-complex="2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3pt" fo:font-weight="bold" officeooo:rsid="0019105f" officeooo:paragraph-rsid="0019105f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3pt" fo:font-weight="bold" officeooo:rsid="0028fc8b" officeooo:paragraph-rsid="0028fc8b" style:font-size-asian="13pt" style:font-weight-asian="bold" style:font-size-complex="13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ab8ed" style:font-size-asian="12.25pt" style:font-size-complex="14pt"/>
    </style:style>
    <style:style style:name="T3" style:family="text">
      <style:text-properties fo:font-size="14pt" officeooo:rsid="0020d4a0" style:font-size-asian="12.25pt" style:font-size-complex="14pt"/>
    </style:style>
    <style:style style:name="T4" style:family="text">
      <style:text-properties fo:font-size="14pt" officeooo:rsid="00212215" style:font-size-asian="12.25pt" style:font-size-complex="14pt"/>
    </style:style>
    <style:style style:name="T5" style:family="text">
      <style:text-properties fo:font-size="14pt" officeooo:rsid="00228197" style:font-size-asian="12.25pt" style:font-size-complex="14pt"/>
    </style:style>
    <style:style style:name="T6" style:family="text">
      <style:text-properties fo:font-size="14pt" officeooo:rsid="00242d07" style:font-size-asian="12.25pt" style:font-size-complex="14pt"/>
    </style:style>
    <style:style style:name="T7" style:family="text">
      <style:text-properties fo:font-size="14pt" officeooo:rsid="0024e6ef" style:font-size-asian="12.25pt" style:font-size-complex="14pt"/>
    </style:style>
    <style:style style:name="T8" style:family="text">
      <style:text-properties fo:font-size="14pt" officeooo:rsid="00282d39" style:font-size-asian="12.25pt" style:font-size-complex="14pt"/>
    </style:style>
    <style:style style:name="T9" style:family="text">
      <style:text-properties fo:font-size="14pt" officeooo:rsid="0028fc8b" style:font-size-asian="12.25pt" style:font-size-complex="14pt"/>
    </style:style>
    <style:style style:name="T10" style:family="text">
      <style:text-properties fo:font-size="14pt" officeooo:rsid="002a4cb8" style:font-size-asian="12.25pt" style:font-size-complex="14pt"/>
    </style:style>
    <style:style style:name="T11" style:family="text">
      <style:text-properties fo:font-size="14pt" fo:font-style="italic" officeooo:rsid="001ab8ed" style:font-size-asian="12.25pt" style:font-style-asian="italic" style:font-size-complex="14pt" style:font-style-complex="italic"/>
    </style:style>
    <style:style style:name="T12" style:family="text">
      <style:text-properties fo:font-size="14pt" fo:font-style="normal" officeooo:rsid="001ab8ed" style:font-size-asian="12.25pt" style:font-style-asian="normal" style:font-size-complex="14pt" style:font-style-complex="normal"/>
    </style:style>
    <style:style style:name="T13" style:family="text">
      <style:text-properties fo:font-size="14pt" fo:font-weight="normal" officeooo:rsid="001ab8ed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b8e1b" style:font-size-asian="12.25pt" style:font-weight-asian="normal" style:font-size-complex="14pt" style:font-weight-complex="normal"/>
    </style:style>
    <style:style style:name="T15" style:family="text">
      <style:text-properties fo:font-size="14pt" fo:font-weight="bold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1ab8ed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212215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228197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24e6ef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242d07" style:font-size-asian="12.25pt" style:font-weight-asian="bold" style:font-size-complex="14pt" style:font-weight-complex="bold"/>
    </style:style>
    <style:style style:name="T21" style:family="text">
      <style:text-properties fo:font-size="14pt" officeooo:rsid="001d406e" style:font-size-asian="14pt" style:font-size-complex="14pt"/>
    </style:style>
    <style:style style:name="T22" style:family="text">
      <style:text-properties fo:font-size="24pt" fo:font-weight="normal" officeooo:rsid="0019105f" style:font-size-asian="24pt" style:font-weight-asian="normal" style:font-size-complex="24pt" style:font-weight-complex="normal"/>
    </style:style>
    <style:style style:name="T23" style:family="text">
      <style:text-properties officeooo:rsid="001b8e1b"/>
    </style:style>
    <style:style style:name="T24" style:family="text">
      <style:text-properties officeooo:rsid="001d5a9a"/>
    </style:style>
    <style:style style:name="T25" style:family="text">
      <style:text-properties officeooo:rsid="001d406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d5a9a" style:font-weight-asian="bold" style:font-weight-complex="bold"/>
    </style:style>
    <style:style style:name="T28" style:family="text">
      <style:text-properties officeooo:rsid="00282d39"/>
    </style:style>
    <style:style style:name="T29" style:family="text">
      <style:text-properties officeooo:rsid="0028fc8b"/>
    </style:style>
    <style:style style:name="T30" style:family="text">
      <style:text-properties officeooo:rsid="002a4cb8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size="13pt" officeooo:rsid="00282d39" style:font-size-asian="13pt" style:font-size-complex="13pt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282d39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Compilad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ali<text:span text:style-name="T24">s</text:span>ador Léxico usando a ferramenta Flex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Rafael Carreira, Bruno Carvalho</text:p>
      <text:p text:style-name="P3"/>
      <text:p text:style-name="P3"/>
      <text:p text:style-name="P4">São José do Rio Preto, 24 de Novembro de 2016</text:p>
      <text:p text:style-name="P4"/>
      <text:p text:style-name="P11"><text:soft-page-break/>I<text:tab/><text:tab/>Introdução</text:p>
      <text:p text:style-name="P12"><text:tab/><text:span text:style-name="T2">O objetivo deste trabalho é criar um analisador léxico usando para uma linguagem inspirada na linguagem C.</text:span></text:p>
      <text:p text:style-name="P5"><text:tab/></text:p>
      <text:p text:style-name="P12"><text:span text:style-name="T2"><text:tab/>Para a confecção do analisador léxico foi utilizado o software </text:span><text:span text:style-name="T11">Flex</text:span><text:span text:style-name="T12">.</text:span></text:p>
      <text:p text:style-name="P10"/>
      <text:p text:style-name="P10"/>
      <text:p text:style-name="P11">II<text:tab/><text:tab/>Alfabeto</text:p>
      <text:p text:style-name="P15"><text:span text:style-name="T22"><text:tab/></text:span><text:span text:style-name="T13">O alfabeto que é aceitado pelo analisador léxico é o seguinte:<text:line-break/></text:span><text:span text:style-name="T2">Σ</text:span><text:span text:style-name="T13"> = {A, B, C, D, E, F, G, H, I, J, K, L, M, N, O, P, Q, R, S, T, U, V, W, Y, Z, a, b, c, d, e, f, g, h, i, j, k, l, m, n, o, p, q, r, s, t, u, v ,w, x, y, z, 0, 1, 2, 3, 4, 5, 6, 7, 8, 9, +, -, *, /, %, [, ] , ,, (, ), {, }, =, &lt;, &gt;, =, ;, _, ., “}.</text:span></text:p>
      <text:p text:style-name="P5"><text:tab/></text:p>
      <text:p text:style-name="P5"><text:tab/>A linguagem é composta pelos conjuntos de cadeias definidas sobre este alfabeto. Ou seja, a linguagem aceita algumas combinações de caracteres que possuem significado no contexto da linguagem, como por exemplo:</text:p>
      <text:p text:style-name="P16"><text:span text:style-name="T13"><text:tab/>- </text:span><text:span text:style-name="T16">if </text:span><text:span text:style-name="T13"><text:s/>é uma palavra </text:span><text:span text:style-name="T14">chave</text:span><text:span text:style-name="T13"> que indica uma condição;</text:span></text:p>
      <text:p text:style-name="P5"><text:tab/>- <text:span text:style-name="T26">=</text:span> é um <text:span text:style-name="T28">sinal de atribuição</text:span>;</text:p>
      <text:p text:style-name="P16"><text:span text:style-name="T13"><text:tab/>- </text:span><text:span text:style-name="T16">3489</text:span><text:span text:style-name="T13"> é um número inteiro.</text:span></text:p>
      <text:p text:style-name="P6"/>
      <text:p text:style-name="P6"/>
      <text:p text:style-name="P11">III<text:tab/><text:tab/>Palavras <text:span text:style-name="T23">chave</text:span></text:p>
      <text:p text:style-name="P11"><text:tab/><text:span text:style-name="T21">A linguagem proposta possui algumas palavras chave que possuem funções específicas.</text:span></text:p>
      <text:p text:style-name="P18"><text:tab/>As palavras chave são:</text:p>
      <text:p text:style-name="P9"><text:tab/></text:p>
      <text:p text:style-name="P8"><text:span text:style-name="T25"><text:tab/>- </text:span><text:span text:style-name="T27">if</text:span><text:span text:style-name="T24">: representa o começo de uma expressão condicional;</text:span></text:p>
      <text:p text:style-name="P7"><text:span text:style-name="T24"><text:tab/>- </text:span><text:span text:style-name="T27">else</text:span><text:span text:style-name="T24">: representa <text:s/>a segunda parte de uma expressão condicional;</text:span></text:p>
      <text:p text:style-name="P7"><text:span text:style-name="T24"><text:tab/>- </text:span><text:span text:style-name="T27">for</text:span><text:span text:style-name="T24">: representa um laço iterativo;</text:span></text:p>
      <text:p text:style-name="P7"><text:span text:style-name="T24"><text:tab/>- </text:span><text:span text:style-name="T27">while</text:span><text:span text:style-name="T24">: representa outro tipo de laço iterativo;</text:span></text:p>
      <text:p text:style-name="P7"><text:span text:style-name="T24"><text:tab/>- </text:span><text:span text:style-name="T27">return</text:span><text:span text:style-name="T24">: representa o valor de retorno de uma função;</text:span></text:p>
      <text:p text:style-name="P7"><text:span text:style-name="T24"><text:tab/>- </text:span><text:span text:style-name="T27">break</text:span><text:span text:style-name="T24">: representa uma instrução para interromper um laço;</text:span></text:p>
      <text:p text:style-name="P7"><text:span text:style-name="T24"><text:tab/>- </text:span><text:span text:style-name="T27">int</text:span><text:span text:style-name="T24">: representa o tipo inteiro;</text:span></text:p>
      <text:p text:style-name="P7"><text:span text:style-name="T24"><text:tab/>- </text:span><text:span text:style-name="T27">float</text:span><text:span text:style-name="T24">: representa o tipo float;</text:span></text:p>
      <text:p text:style-name="P7"><text:span text:style-name="T24"><text:tab/>- </text:span><text:span text:style-name="T27">double</text:span><text:span text:style-name="T24">: representa o tipo double;</text:span></text:p>
      <text:p text:style-name="P7"><text:span text:style-name="T24"><text:tab/>- </text:span><text:span text:style-name="T27">char</text:span><text:span text:style-name="T24">: representa o tipo char.</text:span></text:p>
      <text:p text:style-name="P17"/>
      <text:p text:style-name="P17"/>
      <text:p text:style-name="P11">IV<text:tab/><text:tab/>Números</text:p>
      <text:p text:style-name="P11"><text:soft-page-break/><text:tab/><text:span text:style-name="T3">A linguagem deve aceitar números inteiro e reais, com ou sem sinal. Para isso, foram usadas as seguintes expressões regulares:</text:span></text:p>
      <text:p text:style-name="P19"/>
      <text:p text:style-name="P20"><text:tab/>- <text:s/><text:span text:style-name="T26">[+-]?[0-9]+</text:span> para números inteiros com ou sem sinal;</text:p>
      <text:p text:style-name="P20"><text:tab/>- <text:s/><text:span text:style-name="T26">[+-]?[0-9]+"."[0-9]*</text:span> para números reais, com ou sem sinal.</text:p>
      <text:p text:style-name="P11"/>
      <text:p text:style-name="P11">V <text:tab/><text:tab/>Identificadores</text:p>
      <text:p text:style-name="P11"><text:tab/><text:span text:style-name="T3">Identificadores são cadeias de caracteres que podem ser utilizadas pelos usuários para definir nomes de variáveis e funções. Esses identificadores não podem começar com nenhum caractere que não esteja entre a-z, A-Z </text:span><text:span text:style-name="T8">ou “_”</text:span><text:span text:style-name="T3">, e, conter apenas caracteres de a-z, A-Z, 0-9 e _. Desta forma, foi usada a seguinte expressão regular para definir os identificadores:</text:span></text:p>
      <text:p text:style-name="P19"/>
      <text:p text:style-name="P20"><text:tab/>- <text:s/><text:span text:style-name="T26">[a-zA-Z_][a-zA-Z0-9_]*</text:span> para os identificadores válidos;</text:p>
      <text:p text:style-name="P20"><text:tab/>- <text:s/><text:span text:style-name="T26">[+-]?[0-9]+[a-zA-Z_][a-zA-Z0-9_]*</text:span> para os identificadores inválidos.</text:p>
      <text:p text:style-name="P11"/>
      <text:p text:style-name="P11">VI<text:tab/><text:tab/>Strings</text:p>
      <text:p text:style-name="P11"><text:tab/><text:span text:style-name="T6">Na linguagem proposta, string é um conjunto de caracteres que estão entre aspas. Assim, qualquer valor entre aspas não pode ser aceito por outra expressão regular definida. Exemplo: “id_2” não deve ser identificado como identificador, e sim como string pois está entre aspas.</text:span></text:p>
      <text:p text:style-name="P21"><text:tab/>A expressão regular que aceita strings é a seguinte:</text:p>
      <text:p text:style-name="P21"/>
      <text:p text:style-name="P22"><text:tab/>- <text:s/><text:span text:style-name="T26">[\"][^\"]*[\"]</text:span> <text:s/>para as strings válidas.</text:p>
      <text:p text:style-name="P11"/>
      <text:p text:style-name="P11">VII<text:tab/><text:tab/>Comentários</text:p>
      <text:p text:style-name="P11"><text:tab/><text:span text:style-name="T7">Nesta linguagem podem ser feitos comentário de uma linha, iniciados por //.</text:span></text:p>
      <text:p text:style-name="P23"><text:tab/>A expressão regular utilizada para isso é a seguinte:</text:p>
      <text:p text:style-name="P23"/>
      <text:p text:style-name="P24"><text:tab/>- <text:s/><text:span text:style-name="T26">"//".*$</text:span> <text:s/>para uma linha de comentário</text:p>
      <text:p text:style-name="P24"/>
      <text:p text:style-name="P11">VIII<text:tab/>Símbolos especiais</text:p>
      <text:p text:style-name="P11"><text:tab/><text:span text:style-name="T7">Nesta linguagem os caracteres </text:span><text:span text:style-name="T19">(</text:span><text:span text:style-name="T7"> , </text:span><text:span text:style-name="T19">)</text:span><text:span text:style-name="T7"> , </text:span><text:span text:style-name="T19">[</text:span><text:span text:style-name="T7"> , </text:span><text:span text:style-name="T19">]</text:span><text:span text:style-name="T7"> , </text:span><text:span text:style-name="T19">.</text:span><text:span text:style-name="T7"> , </text:span><text:span text:style-name="T19">:</text:span><text:span text:style-name="T7"> , </text:span><text:span text:style-name="T19">;</text:span><text:span text:style-name="T7"> , </text:span><text:span text:style-name="T19">, </text:span><text:span text:style-name="T7">são de uso especial em algumas situações. Sendo assim, devem ser lidos de maneira diferente.</text:span></text:p>
      <text:p text:style-name="P23"><text:tab/>Para isso, foram utilizadas as seguintes expressões regulares:</text:p>
      <text:p text:style-name="P23"/>
      <text:p text:style-name="P24"><text:soft-page-break/><text:tab/>- <text:s/><text:span text:style-name="T26">";"|","|":"|"."</text:span> para as pontuações válidas;</text:p>
      <text:p text:style-name="P24"><text:tab/>- <text:s/><text:span text:style-name="T26">"("|")"</text:span> para os parênteses;</text:p>
      <text:p text:style-name="P24"><text:tab/>- <text:s/><text:span text:style-name="T26">"["|"]"</text:span> para os colchetes.</text:p>
      <text:p text:style-name="P11"/>
      <text:p text:style-name="P11">IX<text:tab/><text:tab/>Delimitador de bloco</text:p>
      <text:p text:style-name="P11"><text:tab/><text:span text:style-name="T4">Na linguagem proposta existem blocos de códigos. Blocos de código são executados dado algum critério (função, if/else). Esses blocos foram delimitados usando os caracteres </text:span><text:span text:style-name="T17">{</text:span><text:span text:style-name="T4"> e </text:span><text:span text:style-name="T17">}</text:span><text:span text:style-name="T4">. Foi utilizado a expressão regular seguinte para definir os delimitadores:</text:span></text:p>
      <text:p text:style-name="P25"/>
      <text:p text:style-name="P26"><text:tab/>- <text:s/><text:span text:style-name="T26">"{"|"}"</text:span> para os delimitadores de bloco do código.</text:p>
      <text:p text:style-name="P11"/>
      <text:p text:style-name="P11">X<text:tab/><text:tab/>Atribuição</text:p>
      <text:p text:style-name="P11"><text:tab/><text:span text:style-name="T5">Em qualquer linguagem de programação, as variáveis recebem diversos valores diferentes. Para isso, é preciso ter um caractere para representar essa atribuição de valores. Na linguagem, foi escolhido o caractere “</text:span><text:span text:style-name="T18">=”</text:span><text:span text:style-name="T5"> como caractere de atribuição. A expressão que determina o caractere de atribuição é:</text:span></text:p>
      <text:p text:style-name="P27"/>
      <text:p text:style-name="P28"><text:tab/>- <text:s/><text:span text:style-name="T26">"="</text:span> para o caractere de atribuição.</text:p>
      <text:p text:style-name="P28"/>
      <text:p text:style-name="P11">XI<text:tab/><text:tab/>Símbolos relacionais</text:p>
      <text:p text:style-name="P11"><text:tab/><text:span text:style-name="T5">Para o uso de expressões condicionais e outras funções, é preciso haver os símbolos relacionais para comparação de valores. Nesta linguagem, adotamos os símbolos “==” como sinal de igualdade, “&lt;”, como menor que, “&gt;”, como maior que, “&lt;=”, como menor ou igual que, “&gt;=”, maior ou igual que e “!=” como sinal de diferença. A expressão regular usada foi:</text:span></text:p>
      <text:p text:style-name="P27"/>
      <text:p text:style-name="P28"><text:tab/>- <text:s/><text:span text:style-name="T26">"=="|"&gt;"|"&lt;"|"&gt;="|"&lt;="|"!="</text:span> para os operadores relacionais.</text:p>
      <text:p text:style-name="P11"/>
      <text:p text:style-name="P11">XII<text:tab/><text:tab/>Operadores aritméticos</text:p>
      <text:p text:style-name="P13"><text:tab/><text:span text:style-name="T5">Utilizamos os operadores aritméticos comuns da maioria das linguagens de programação, com “+”, sinal de soma, “-”, sinal de subtração, “*”, multiplicação, “/”, divisão, “%”, modulo. A expressão regular usada foi:</text:span></text:p>
      <text:p text:style-name="P28"/>
      <text:p text:style-name="P13"><text:span text:style-name="T5"><text:tab/>- <text:s/></text:span><text:span text:style-name="T18">"+"|"-"|"*"|"/"|"%"</text:span><text:span text:style-name="T5"> para os operadores aritméticos.</text:span><text:tab/></text:p>
      <text:p text:style-name="P29"/>
      <text:p text:style-name="P11"><text:soft-page-break/>XIII<text:tab/>Exceções</text:p>
      <text:p text:style-name="P14"><text:tab/><text:span text:style-name="T6">Todas as cadeias de caracteres sobre o alfabeto utilizado não especificadas nas regras criadas devem retornar que o token é invalido. Para isso foi utilizado a expressão regular:</text:span></text:p>
      <text:p text:style-name="P22"/>
      <text:p text:style-name="P14"><text:span text:style-name="T6"><text:tab/>- <text:s/></text:span><text:span text:style-name="T20">.</text:span><text:span text:style-name="T6"> <text:s/>que no Flex significa “qualquer coisa que não se encaixa nas expressões definidas”.</text:span><text:tab/></text:p>
      <text:p text:style-name="P29"/>
      <text:p text:style-name="P11">XIV<text:tab/><text:span text:style-name="T28">Execução e </text:span>Teste<text:span text:style-name="T28">s</text:span></text:p>
      <text:p text:style-name="P11"><text:tab/><text:span text:style-name="T8">Para se utilizar o analisador lêxico é necessário gerar um código em linguagem C a partir do arquivos de regras utilizando a ferramenta Flex. Em segunte, compilar o código gerado para se obter o arquivo executável. Os seguintes comandos demonstam <text:s/>como realizar a compilação:</text:span></text:p>
      <text:p text:style-name="P11"><text:span text:style-name="T8"/></text:p>
      <text:p text:style-name="P11"><text:span text:style-name="T8"><text:tab/></text:span><text:span text:style-name="T34">flex analisador.l</text:span></text:p>
      <text:p text:style-name="P34"><text:span text:style-name="T28"><text:tab/>gcc lex.yy.c -lfl -o analisador</text:span></text:p>
      <text:p text:style-name="P11"><text:span text:style-name="T9"/></text:p>
      <text:p text:style-name="P32"><text:span text:style-name="T1"><text:tab/>Note que para se utilizar a ferramenta flex e o gcc é necessário que os mesmos estejam instalados no sistema.</text:span></text:p>
      <text:p text:style-name="P32"><text:span text:style-name="T1"><text:tab/>Há duas maneiras de se analisar um arquivo utilizando a ferramenta:</text:span></text:p>
      <text:p text:style-name="P32"><text:span text:style-name="T1"/></text:p>
      <text:p text:style-name="P32"><text:span text:style-name="T1"><text:tab/></text:span><text:span text:style-name="T33">./analisador teste.txt<text:tab/><text:tab/>#passando arquivo por parametro</text:span></text:p>
      <text:p text:style-name="P35"/>
      <text:p text:style-name="P35"><text:tab/>./analisador<text:tab/><text:tab/><text:tab/><text:tab/>#lendo dados da entrada padrão (stdin)</text:p>
      <text:p text:style-name="P35"><text:tab/>cat teste.txt | ./analisador<text:tab/><text:tab/>#recebendo dados de um pipe <text:span text:style-name="T30">(outro comando)</text:span></text:p>
      <text:p text:style-name="P32"><text:span text:style-name="T10"/></text:p>
      <text:p text:style-name="P33"><text:span text:style-name="T1"><text:tab/>Em ambos os casos, toda a saída é impressa na tela, porém, os erros de análise são enviados para stderr (na tela por padrão). Para visualizar somente os erros presentes na análise, devemos ignorar a saída padrão:</text:span></text:p>
      <text:p text:style-name="P33"><text:span text:style-name="T1"/></text:p>
      <text:p text:style-name="P33"><text:span text:style-name="T1"><text:tab/></text:span><text:span text:style-name="T33">./analisador teste.txt &gt;/dev/null<text:tab/><text:tab/>#também se aplica ao ler de stdin</text:span></text:p>
      <text:p text:style-name="P33"><text:span text:style-name="T1"/></text:p>
      <text:p text:style-name="P33"><text:span text:style-name="T1"><text:tab/>Assim são mostrados somente os erros (se houverem). Uma outra forma de verificar o sucesso da análise é verificar o sinal de saída do processo, sendo que “0” representa sucesso na análise e “1” representa a falha na análise. No caso de se verificar somente o sinal de saída do processo, é possível ignorar totalmente a impressão da análise da seguinte forma:</text:span></text:p>
      <text:p text:style-name="P33"><text:span text:style-name="T1"/></text:p>
      <text:p text:style-name="P33"><text:span text:style-name="T1"><text:tab/></text:span><text:span text:style-name="T33">./analisador texto.txt &amp;&gt;/dev/null <text:s/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0:00:56.670263400</meta:creation-date>
    <dc:date>2016-11-24T15:43:59.830019691</dc:date>
    <meta:editing-duration>PT11H34M51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5" meta:paragraph-count="79" meta:word-count="1037" meta:character-count="6337" meta:non-whitespace-character-count="5273"/>
  </office:meta>
</office:document-meta>
</file>